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7.009in" fo:margin-left="0.1389in" table:align="left"/>
    </style:style>
    <style:style style:name="Tabla1.A" style:family="table-column">
      <style:table-column-properties style:column-width="2.8347in"/>
    </style:style>
    <style:style style:name="Tabla1.B" style:family="table-column">
      <style:table-column-properties style:column-width="1.4285in"/>
    </style:style>
    <style:style style:name="Tabla1.C" style:family="table-column">
      <style:table-column-properties style:column-width="1.3618in"/>
    </style:style>
    <style:style style:name="Tabla1.D" style:family="table-column">
      <style:table-column-properties style:column-width="1.384in"/>
    </style:style>
    <style:style style:name="Tabla1.A1" style:family="table-cell">
      <style:table-cell-properties fo:background-color="#e6e6ff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a1.D1" style:family="table-cell">
      <style:table-cell-properties fo:background-color="#e6e6ff" fo:padding="0.0382in" fo:border="0.05pt solid #666666">
        <style:background-image/>
      </style:table-cell-properties>
    </style:style>
    <style:style style:name="Tabla1.A2" style:family="table-cell">
      <style:table-cell-properties fo:padding="0.0382in" fo:border-left="0.05pt solid #666666" fo:border-right="0.05pt solid #666666" fo:border-top="none" fo:border-bottom="0.05pt solid #666666"/>
    </style:style>
    <style:style style:name="Tabla1.A3" style:family="table-cell">
      <style:table-cell-properties fo:padding="0.0382in" fo:border-left="0.05pt solid #666666" fo:border-right="none" fo:border-top="none" fo:border-bottom="0.05pt solid #666666"/>
    </style:style>
    <style:style style:name="Tabla1.B3" style:family="table-cell" style:data-style-name="N122">
      <style:table-cell-properties fo:padding="0.0382in" fo:border-left="0.05pt solid #666666" fo:border-right="none" fo:border-top="none" fo:border-bottom="0.05pt solid #666666"/>
    </style:style>
    <style:style style:name="Tabla1.C3" style:family="table-cell">
      <style:table-cell-properties fo:padding="0.0382in" fo:border-left="0.05pt solid #666666" fo:border-right="none" fo:border-top="none" fo:border-bottom="0.05pt solid #666666"/>
    </style:style>
    <style:style style:name="Tabla1.D3" style:family="table-cell" style:data-style-name="N122">
      <style:table-cell-properties fo:padding="0.0382in" fo:border-left="0.05pt solid #666666" fo:border-right="0.05pt solid #666666" fo:border-top="none" fo:border-bottom="0.05pt solid #666666"/>
    </style:style>
    <style:style style:name="Tabla1.A4" style:family="table-cell" style:data-style-name="N124">
      <style:table-cell-properties fo:padding="0.0382in" fo:border-left="0.05pt solid #666666" fo:border-right="0.05pt solid #666666" fo:border-top="none" fo:border-bottom="0.05pt solid #666666"/>
    </style:style>
    <style:style style:name="Tabla1.5" style:family="table-row">
      <style:table-row-properties style:min-row-height="0.2611in"/>
    </style:style>
    <style:style style:name="Tabla1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a1.B5" style:family="table-cell" style:data-style-name="N122">
      <style:table-cell-properties style:vertical-align="middle" fo:padding="0.0382in" fo:border-left="0.05pt solid #666666" fo:border-right="none" fo:border-top="none" fo:border-bottom="0.05pt solid #666666"/>
    </style:style>
    <style:style style:name="Tabla1.D5" style:family="table-cell" style:data-style-name="N122">
      <style:table-cell-properties style:vertical-align="middle" fo:padding="0.0382in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3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5" style:family="paragraph" style:parent-style-name="Text_20_body">
      <style:text-properties style:font-name="Droid Sans" fo:font-size="8pt" style:font-size-asian="8pt" style:font-size-complex="8pt"/>
    </style:style>
    <style:style style:name="P6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Droid Sans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Droid San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Droid Sans" fo:font-size="8pt" style:font-size-asian="8pt" style:font-size-complex="8pt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3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officeooo:rsid="0015fd4d" officeooo:paragraph-rsid="0015fd4d" style:font-size-asian="11pt" style:font-weight-asian="normal" style:font-size-complex="11pt" style:font-weight-complex="normal"/>
    </style:style>
    <style:style style:name="P15" style:family="paragraph" style:parent-style-name="Table_20_Heading">
      <style:text-properties style:font-name="Droid Sans" fo:font-size="8pt" fo:font-weight="normal" officeooo:rsid="0015fd4d" officeooo:paragraph-rsid="0015fd4d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d4d"/>
    </style:style>
    <number:currency-style style:name="N122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PORTE DE PUNTO DE VENTA POR TERCERO</text:p>
      <text:p text:style-name="P4"/>
      <text:p text:style-name="P7"><text:span text:style-name="T2">DESDE</text:span>: <text:span text:style-name="T1"><text:placeholder text:placeholder-type="text">&lt;formatLang(data['start_date'], user.language, date=True) if data['start_date'] else ''&gt;</text:placeholder></text:span> <text:span text:style-name="T2">A</text:span>: <text:span text:style-name="T1"><text:placeholder text:placeholder-type="text">&lt;formatLang(data['end_date'], user.language, date=True)  if data['end_date'] else ''&gt;</text:placeholder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15">Tercero</text:p>
            </table:table-cell>
            <table:table-cell table:style-name="Tabla1.A1" office:value-type="string">
              <text:p text:style-name="P15">Monto</text:p>
            </table:table-cell>
            <table:table-cell table:style-name="Tabla1.A1" office:value-type="string">
              <text:p text:style-name="P15">Impuesto</text:p>
            </table:table-cell>
            <table:table-cell table:style-name="Tabla1.D1" office:value-type="string">
              <text:p text:style-name="P13">Total</text:p>
            </table:table-cell>
          </table:table-row>
        </table:table-header-rows>
        <table:table-row>
          <table:table-cell table:style-name="Tabla1.A2" table:number-columns-spanned="4" office:value-type="string">
            <text:p text:style-name="P2"><text:placeholder text:placeholder-type="text">&lt;for each="party in objec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1"><text:placeholder text:placeholder-type="text">&lt;party.name&gt;</text:placeholder></text:p>
          </table:table-cell>
          <table:table-cell table:style-name="Tabla1.B3" office:value-type="currency" office:currency="COP" office:value="0">
            <text:p text:style-name="P9"><text:placeholder text:placeholder-type="text">&lt;formatLang(party.untaxed_amount, user.language, currency=party.currency)&gt;</text:placeholder></text:p>
          </table:table-cell>
          <table:table-cell table:style-name="Tabla1.C3" office:value-type="string">
            <text:p text:style-name="P9"><text:placeholder text:placeholder-type="text">&lt;formatLang(party.tax_amount, user.language, currency=party.currency)&gt;</text:placeholder></text:p>
          </table:table-cell>
          <table:table-cell table:style-name="Tabla1.D3" office:value-type="currency" office:currency="COP" office:value="0">
            <text:p text:style-name="P9"><text:placeholder text:placeholder-type="text">&lt;formatLang(party.total_amount, user.language, currency=party.currency)&gt;</text:placeholder></text:p>
          </table:table-cell>
        </table:table-row>
        <table:table-row>
          <table:table-cell table:style-name="Tabla1.A4" table:number-columns-spanned="4" office:value-type="currency" office:currency="COP" office:value="0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2">TOTAL</text:p>
          </table:table-cell>
          <table:table-cell table:style-name="Tabla1.B5" office:value-type="currency" office:currency="COP" office:value="0">
            <text:p text:style-name="P10"><text:placeholder text:placeholder-type="text">&lt;formatLang(data['sum_untaxed_amount'], user.language, currency=company.currency)&gt;</text:placeholder></text:p>
          </table:table-cell>
          <table:table-cell table:style-name="Tabla1.B5" office:value-type="currency" office:currency="COP" office:value="0">
            <text:p text:style-name="P10"><text:placeholder text:placeholder-type="text">&lt;formatLang(data['sum_tax_amount'], user.language, currency=company.currency)&gt;</text:placeholder></text:p>
          </table:table-cell>
          <table:table-cell table:style-name="Tabla1.D5" office:value-type="currency" office:currency="COP" office:value="0">
            <text:p text:style-name="P10"><text:placeholder text:placeholder-type="text">&lt;formatLang(data['sum_total_amount'], user.language, currency=company.currency)&gt;</text:placeholder></text:p>
          </table:table-cell>
        </table:table-row>
      </table:table>
      <text:p text:style-name="P5"/>
      <text:p text:style-name="P6">Notes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516in" fo:margin-bottom="0.5902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965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17" meta:word-count="53" meta:character-count="760" meta:non-whitespace-character-count="723"/>
    <meta:user-defined meta:name="Info 1"/>
    <meta:user-defined meta:name="Info 2"/>
    <meta:user-defined meta:name="Info 3"/>
    <meta:user-defined meta:name="Info 4"/>
  </office:meta>
</office:document-meta>
</file>